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8104in" fo:margin-left="0in" table:align="left"/>
    </style:style>
    <style:style style:name="Table1.A" style:family="table-column">
      <style:table-column-properties style:column-width="0.7549in"/>
    </style:style>
    <style:style style:name="Table1.B" style:family="table-column">
      <style:table-column-properties style:column-width="1.0111in"/>
    </style:style>
    <style:style style:name="Table1.C" style:family="table-column">
      <style:table-column-properties style:column-width="0.2438in"/>
    </style:style>
    <style:style style:name="Table1.D" style:family="table-column">
      <style:table-column-properties style:column-width="0.1583in"/>
    </style:style>
    <style:style style:name="Table1.E" style:family="table-column">
      <style:table-column-properties style:column-width="0.2764in"/>
    </style:style>
    <style:style style:name="Table1.F" style:family="table-column">
      <style:table-column-properties style:column-width="0.6257in"/>
    </style:style>
    <style:style style:name="Table1.G" style:family="table-column">
      <style:table-column-properties style:column-width="0.3347in"/>
    </style:style>
    <style:style style:name="Table1.H" style:family="table-column">
      <style:table-column-properties style:column-width="0.6243in"/>
    </style:style>
    <style:style style:name="Table1.I" style:family="table-column">
      <style:table-column-properties style:column-width="0.5854in"/>
    </style:style>
    <style:style style:name="Table1.J" style:family="table-column">
      <style:table-column-properties style:column-width="0.0313in"/>
    </style:style>
    <style:style style:name="Table1.K" style:family="table-column">
      <style:table-column-properties style:column-width="0.7431in"/>
    </style:style>
    <style:style style:name="Table1.L" style:family="table-column">
      <style:table-column-properties style:column-width="0.4319in"/>
    </style:style>
    <style:style style:name="Table1.M" style:family="table-column">
      <style:table-column-properties style:column-width="0.9896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C1" style:family="table-cell">
      <style:table-cell-properties fo:padding="0in" fo:border="none"/>
    </style:style>
    <style:style style:name="Table1.2" style:family="table-row">
      <style:table-row-properties style:min-row-height="0.316in" style:use-optimal-row-height="false"/>
    </style:style>
    <style:style style:name="Table1.A2" style:family="table-cell">
      <style:table-cell-properties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B2" style:family="table-cell">
      <style:table-cell-properties style:vertical-align="middle"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3" style:family="table-row">
      <style:table-row-properties style:min-row-height="0.3542in" style:use-optimal-row-height="false"/>
    </style:style>
    <style:style style:name="Table1.A3" style:family="table-cell">
      <style:table-cell-properties fo:padding-left="0.075in" fo:padding-right="0.075in" fo:padding-top="0in" fo:padding-bottom="0in" fo:border="0.5pt solid #000000"/>
    </style:style>
    <style:style style:name="Table1.B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4" style:family="table-cell">
      <style:table-cell-properties fo:padding-left="0.075in" fo:padding-right="0.075in" fo:padding-top="0in" fo:padding-bottom="0in" fo:border="0.5pt solid #000000"/>
    </style:style>
    <style:style style:name="Table1.B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="0.5pt solid #000000"/>
    </style:style>
    <style:style style:name="Table1.B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6" style:family="table-cell">
      <style:table-cell-properties fo:padding-left="0.075in" fo:padding-right="0.075in" fo:padding-top="0in" fo:padding-bottom="0in" fo:border="0.5pt solid #000000"/>
    </style:style>
    <style:style style:name="Table1.B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7" style:family="table-cell">
      <style:table-cell-properties fo:padding-left="0.075in" fo:padding-right="0.075in" fo:padding-top="0in" fo:padding-bottom="0in" fo:border="0.5pt solid #000000"/>
    </style:style>
    <style:style style:name="Table1.B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8" style:family="table-cell">
      <style:table-cell-properties fo:padding-left="0.075in" fo:padding-right="0.075in" fo:padding-top="0in" fo:padding-bottom="0in" fo:border="0.5pt solid #000000"/>
    </style:style>
    <style:style style:name="Table1.B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9" style:family="table-cell">
      <style:table-cell-properties fo:padding-left="0.075in" fo:padding-right="0.075in" fo:padding-top="0in" fo:padding-bottom="0in" fo:border="0.5pt solid #000000"/>
    </style:style>
    <style:style style:name="Table1.B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0" style:family="table-cell">
      <style:table-cell-properties fo:padding-left="0.075in" fo:padding-right="0.075in" fo:padding-top="0in" fo:padding-bottom="0in" fo:border="0.5pt solid #000000"/>
    </style:style>
    <style:style style:name="Table1.B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1" style:family="table-cell">
      <style:table-cell-properties fo:padding-left="0.075in" fo:padding-right="0.075in" fo:padding-top="0in" fo:padding-bottom="0in" fo:border="0.5pt solid #000000"/>
    </style:style>
    <style:style style:name="Table1.B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2" style:family="table-cell">
      <style:table-cell-properties fo:padding-left="0.075in" fo:padding-right="0.075in" fo:padding-top="0in" fo:padding-bottom="0in" fo:border="0.5pt solid #000000"/>
    </style:style>
    <style:style style:name="Table1.B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3" style:family="table-cell">
      <style:table-cell-properties fo:padding-left="0.075in" fo:padding-right="0.075in" fo:padding-top="0in" fo:padding-bottom="0in" fo:border="0.5pt solid #000000"/>
    </style:style>
    <style:style style:name="Table1.B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4" style:family="table-cell">
      <style:table-cell-properties fo:padding-left="0.075in" fo:padding-right="0.075in" fo:padding-top="0in" fo:padding-bottom="0in" fo:border="0.5pt solid #000000"/>
    </style:style>
    <style:style style:name="Table1.B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1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1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1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1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1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1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1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1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1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1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1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1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1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1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1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1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1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1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1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1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1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1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1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1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2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2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2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2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2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2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2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2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2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2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2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2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2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2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2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2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2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2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2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2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2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2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2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2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2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2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2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2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2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2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2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2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2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2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2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2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26" style:family="table-cell">
      <style:table-cell-properties fo:padding-left="0.075in" fo:padding-right="0.075in" fo:padding-top="0in" fo:padding-bottom="0in" fo:border="0.5pt solid #000000"/>
    </style:style>
    <style:style style:name="Table1.B2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2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2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2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2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2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2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2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2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2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2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2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2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2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2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2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2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2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2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2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2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2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3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3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3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3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3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3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31" style:family="table-row">
      <style:table-row-properties style:min-row-height="0.2757in" style:use-optimal-row-height="false"/>
    </style:style>
    <style:style style:name="P1" style:family="paragraph" style:parent-style-name="Normal">
      <style:paragraph-properties fo:margin-top="0.0693in" fo:margin-bottom="0.0693in" loext:contextual-spacing="false"/>
    </style:style>
    <style:style style:name="P2" style:family="paragraph" style:parent-style-name="Normal">
      <style:paragraph-properties fo:margin-top="0.0693in" fo:margin-bottom="0.0693in" loext:contextual-spacing="false"/>
      <style:text-properties fo:font-weight="bold" style:font-weight-asian="bold"/>
    </style:style>
    <style:style style:name="P3" style:family="paragraph" style:parent-style-name="Normal">
      <style:paragraph-properties fo:margin-top="0.0693in" fo:margin-bottom="0.0693in" loext:contextual-spacing="false"/>
      <style:text-properties fo:font-weight="normal" style:font-weight-asian="normal" style:font-weight-complex="normal"/>
    </style:style>
    <style:style style:name="P4" style:family="paragraph" style:parent-style-name="Normal">
      <style:paragraph-properties fo:margin-top="0.0693in" fo:margin-bottom="0.0693in" loext:contextual-spacing="false"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Normal">
      <style:paragraph-properties fo:margin-top="0.0693in" fo:margin-bottom="0.0693in" loext:contextual-spacing="false"/>
      <style:text-properties officeooo:rsid="0002f496" officeooo:paragraph-rsid="0002f496"/>
    </style:style>
    <style:style style:name="P6" style:family="paragraph" style:parent-style-name="Normal">
      <style:paragraph-properties fo:margin-top="0.0693in" fo:margin-bottom="0.0693in" loext:contextual-spacing="false"/>
      <style:text-properties officeooo:rsid="00049f99" officeooo:paragraph-rsid="00049f99"/>
    </style:style>
    <style:style style:name="P7" style:family="paragraph" style:parent-style-name="Normal">
      <style:paragraph-properties fo:margin-top="0.0693in" fo:margin-bottom="0.0693in" loext:contextual-spacing="false" fo:text-align="center" style:justify-single-word="false"/>
      <style:text-properties officeooo:rsid="00049f99" officeooo:paragraph-rsid="00049f99"/>
    </style:style>
    <style:style style:name="P8" style:family="paragraph" style:parent-style-name="Normal">
      <style:paragraph-properties fo:margin-top="0.0693in" fo:margin-bottom="0.0693in" loext:contextual-spacing="false"/>
      <style:text-properties officeooo:rsid="00064571" officeooo:paragraph-rsid="00064571"/>
    </style:style>
    <style:style style:name="P9" style:family="paragraph" style:parent-style-name="Normal">
      <style:paragraph-properties fo:margin-top="0.0693in" fo:margin-bottom="0.0693in" loext:contextual-spacing="false" fo:text-align="center" style:justify-single-word="false"/>
      <style:text-properties officeooo:rsid="00064571" officeooo:paragraph-rsid="00064571"/>
    </style:style>
    <style:style style:name="P10" style:family="paragraph" style:parent-style-name="Normal">
      <style:paragraph-properties fo:margin-top="0.0693in" fo:margin-bottom="0.0693in" loext:contextual-spacing="false"/>
      <style:text-properties fo:color="#000000" officeooo:rsid="00064571" officeooo:paragraph-rsid="00064571"/>
    </style:style>
    <style:style style:name="P11" style:family="paragraph" style:parent-style-name="Normal">
      <style:paragraph-properties fo:margin-top="0.0693in" fo:margin-bottom="0.0693in" loext:contextual-spacing="false"/>
      <style:text-properties officeooo:rsid="0006a96f" officeooo:paragraph-rsid="0006a96f"/>
    </style:style>
    <style:style style:name="P12" style:family="paragraph" style:parent-style-name="Normal">
      <style:paragraph-properties fo:margin-top="0.0693in" fo:margin-bottom="0.0693in" loext:contextual-spacing="false" fo:text-align="center" style:justify-single-word="false"/>
      <style:text-properties officeooo:rsid="0006a96f" officeooo:paragraph-rsid="0006a96f"/>
    </style:style>
    <style:style style:name="P13" style:family="paragraph" style:parent-style-name="Normal">
      <style:paragraph-properties fo:margin-top="0.0693in" fo:margin-bottom="0.0693in" loext:contextual-spacing="false"/>
      <style:text-properties officeooo:rsid="0008657a" officeooo:paragraph-rsid="0008657a"/>
    </style:style>
    <style:style style:name="P14" style:family="paragraph" style:parent-style-name="Normal">
      <style:paragraph-properties fo:margin-top="0.0693in" fo:margin-bottom="0.0693in" loext:contextual-spacing="false" fo:text-align="center" style:justify-single-word="false"/>
      <style:text-properties officeooo:rsid="0008657a" officeooo:paragraph-rsid="0008657a"/>
    </style:style>
    <style:style style:name="P15" style:family="paragraph" style:parent-style-name="Normal">
      <style:paragraph-properties fo:margin-top="0.0693in" fo:margin-bottom="0.0693in" loext:contextual-spacing="false"/>
      <style:text-properties officeooo:rsid="00091ebb" officeooo:paragraph-rsid="00091ebb"/>
    </style:style>
    <style:style style:name="P16" style:family="paragraph" style:parent-style-name="Normal">
      <style:paragraph-properties fo:margin-top="0.0693in" fo:margin-bottom="0.0693in" loext:contextual-spacing="false"/>
      <style:text-properties officeooo:rsid="0009e41f" officeooo:paragraph-rsid="0009e41f"/>
    </style:style>
    <style:style style:name="P17" style:family="paragraph" style:parent-style-name="Normal">
      <style:paragraph-properties fo:margin-top="0.0693in" fo:margin-bottom="0.0693in" loext:contextual-spacing="false" fo:text-align="center" style:justify-single-word="false"/>
      <style:text-properties officeooo:rsid="0009e41f" officeooo:paragraph-rsid="0009e41f"/>
    </style:style>
    <style:style style:name="P18" style:family="paragraph" style:parent-style-name="Normal">
      <style:paragraph-properties fo:margin-top="0.0693in" fo:margin-bottom="0.0693in" loext:contextual-spacing="false"/>
      <style:text-properties officeooo:rsid="000b9c87" officeooo:paragraph-rsid="000b9c87"/>
    </style:style>
    <style:style style:name="P19" style:family="paragraph" style:parent-style-name="Normal">
      <style:paragraph-properties fo:margin-top="0.0693in" fo:margin-bottom="0.0693in" loext:contextual-spacing="false" fo:text-align="center" style:justify-single-word="false"/>
      <style:text-properties officeooo:rsid="000b9c87" officeooo:paragraph-rsid="000b9c87"/>
    </style:style>
    <style:style style:name="P20" style:family="paragraph" style:parent-style-name="TOC_20_Heading">
      <style:paragraph-properties fo:text-align="center" style:justify-single-word="false"/>
    </style:style>
    <style:style style:name="P21" style:family="paragraph" style:parent-style-name="Normal">
      <style:paragraph-properties fo:margin-top="0.0693in" fo:margin-bottom="0.0693in" loext:contextual-spacing="false"/>
      <style:text-properties officeooo:rsid="000d95ee" officeooo:paragraph-rsid="000d95ee"/>
    </style:style>
    <style:style style:name="P22" style:family="paragraph" style:parent-style-name="Normal">
      <style:paragraph-properties fo:margin-top="0.0693in" fo:margin-bottom="0.0693in" loext:contextual-spacing="false" fo:text-align="center" style:justify-single-word="false"/>
      <style:text-properties officeooo:rsid="000d95ee" officeooo:paragraph-rsid="000d95ee"/>
    </style:style>
    <style:style style:name="P23" style:family="paragraph" style:parent-style-name="Heading_20_2" style:master-page-name="MP0">
      <style:paragraph-properties fo:text-align="center" style:justify-single-word="false" style:page-number="auto" fo:break-before="page"/>
      <style:text-properties fo:color="#23b8dc"/>
    </style:style>
    <style:style style:name="T1" style:family="text">
      <style:text-properties officeooo:rsid="00049f99"/>
    </style:style>
    <style:style style:name="T2" style:family="text">
      <style:text-properties officeooo:rsid="00064571"/>
    </style:style>
    <style:style style:name="T3" style:family="text">
      <style:text-properties officeooo:rsid="000d95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2">Criterion B: Record of task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3">Task number</text:p>
          </table:table-cell>
          <table:table-cell table:style-name="Table1.B2" table:number-columns-spanned="2" office:value-type="string">
            <text:p text:style-name="P3">Planned action </text:p>
          </table:table-cell>
          <table:covered-table-cell/>
          <table:table-cell table:style-name="Table1.B2" table:number-columns-spanned="4" office:value-type="string">
            <text:p text:style-name="P3">Planned outcome</text:p>
          </table:table-cell>
          <table:covered-table-cell/>
          <table:covered-table-cell/>
          <table:covered-table-cell/>
          <table:table-cell table:style-name="Table1.B2" table:number-columns-spanned="2" office:value-type="string">
            <text:p text:style-name="P4">Time estimated</text:p>
          </table:table-cell>
          <table:covered-table-cell/>
          <table:table-cell table:style-name="Table1.B2" table:number-columns-spanned="3" office:value-type="string">
            <text:p text:style-name="P4">Target completion date</text:p>
          </table:table-cell>
          <table:covered-table-cell/>
          <table:covered-table-cell/>
          <table:table-cell table:style-name="Table1.B2" office:value-type="string">
            <text:p text:style-name="P4">Criterion</text:p>
          </table:table-cell>
        </table:table-row>
        <table:table-row table:style-name="Table1.3">
          <table:table-cell table:style-name="Table1.A26" office:value-type="string">
            <text:p text:style-name="P5">1</text:p>
          </table:table-cell>
          <table:table-cell table:style-name="Table1.B26" table:number-columns-spanned="2" office:value-type="string">
            <text:p text:style-name="P6">Brainstorm project ideas</text:p>
          </table:table-cell>
          <table:covered-table-cell/>
          <table:table-cell table:style-name="Table1.D26" table:number-columns-spanned="4" office:value-type="string">
            <text:p text:style-name="P6">Have a list of different ideas for possible usage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6">1 day</text:p>
          </table:table-cell>
          <table:covered-table-cell/>
          <table:table-cell table:style-name="Table1.J26" table:number-columns-spanned="3" office:value-type="string">
            <text:p text:style-name="P5"><text:span text:style-name="T1">9</text:span>/<text:span text:style-name="T1">4</text:span>/18</text:p>
          </table:table-cell>
          <table:covered-table-cell/>
          <table:covered-table-cell/>
          <table:table-cell table:style-name="Table1.M26" office:value-type="string">
            <text:p text:style-name="P7">A</text:p>
          </table:table-cell>
        </table:table-row>
        <table:table-row table:style-name="Table1.3">
          <table:table-cell table:style-name="Table1.A26" office:value-type="string">
            <text:p text:style-name="P5">2</text:p>
          </table:table-cell>
          <table:table-cell table:style-name="Table1.B26" table:number-columns-spanned="2" office:value-type="string">
            <text:p text:style-name="P6">Select one idea</text:p>
          </table:table-cell>
          <table:covered-table-cell/>
          <table:table-cell table:style-name="Table1.D26" table:number-columns-spanned="4" office:value-type="string">
            <text:p text:style-name="P6">Narrow down the list of ideas to the one with the balance of being both attainable and interesting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5"><text:span text:style-name="T1">1</text:span> <text:span text:style-name="T1">hour</text:span></text:p>
          </table:table-cell>
          <table:covered-table-cell/>
          <table:table-cell table:style-name="Table1.J26" table:number-columns-spanned="3" office:value-type="string">
            <text:p text:style-name="P5"><text:span text:style-name="T1">9</text:span>/<text:span text:style-name="T1">6</text:span>/18</text:p>
          </table:table-cell>
          <table:covered-table-cell/>
          <table:covered-table-cell/>
          <table:table-cell table:style-name="Table1.M26" office:value-type="string">
            <text:p text:style-name="P7">A</text:p>
          </table:table-cell>
        </table:table-row>
        <table:table-row table:style-name="Table1.3">
          <table:table-cell table:style-name="Table1.A26" office:value-type="string">
            <text:p text:style-name="P6">3</text:p>
          </table:table-cell>
          <table:table-cell table:style-name="Table1.B26" table:number-columns-spanned="2" office:value-type="string">
            <text:p text:style-name="P6">Search for client</text:p>
          </table:table-cell>
          <table:covered-table-cell/>
          <table:table-cell table:style-name="Table1.D26" table:number-columns-spanned="4" office:value-type="string">
            <text:p text:style-name="P6">Ask multiple teachers around the school until one agrees to be a client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6">3 days</text:p>
          </table:table-cell>
          <table:covered-table-cell/>
          <table:table-cell table:style-name="Table1.J26" table:number-columns-spanned="3" office:value-type="string">
            <text:p text:style-name="P6">9/12/18</text:p>
          </table:table-cell>
          <table:covered-table-cell/>
          <table:covered-table-cell/>
          <table:table-cell table:style-name="Table1.M26" office:value-type="string">
            <text:p text:style-name="P7">A</text:p>
          </table:table-cell>
        </table:table-row>
        <table:table-row table:style-name="Table1.3">
          <table:table-cell table:style-name="Table1.A26" office:value-type="string">
            <text:p text:style-name="P6">4</text:p>
          </table:table-cell>
          <table:table-cell table:style-name="Table1.B26" table:number-columns-spanned="2" office:value-type="string">
            <text:p text:style-name="P6">Interview Client</text:p>
          </table:table-cell>
          <table:covered-table-cell/>
          <table:table-cell table:style-name="Table1.D26" table:number-columns-spanned="4" office:value-type="string">
            <text:p text:style-name="P6">Ask client about the product idea and problem it solves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6">1 hour</text:p>
          </table:table-cell>
          <table:covered-table-cell/>
          <table:table-cell table:style-name="Table1.J26" table:number-columns-spanned="3" office:value-type="string">
            <text:p text:style-name="P6">9/16/18</text:p>
          </table:table-cell>
          <table:covered-table-cell/>
          <table:covered-table-cell/>
          <table:table-cell table:style-name="Table1.M26" office:value-type="string">
            <text:p text:style-name="P7">A</text:p>
          </table:table-cell>
        </table:table-row>
        <table:table-row table:style-name="Table1.3">
          <table:table-cell table:style-name="Table1.A26" office:value-type="string">
            <text:p text:style-name="P6">5</text:p>
          </table:table-cell>
          <table:table-cell table:style-name="Table1.B26" table:number-columns-spanned="2" office:value-type="string">
            <text:p text:style-name="P6">Research possible implementations of the product.</text:p>
          </table:table-cell>
          <table:covered-table-cell/>
          <table:table-cell table:style-name="Table1.D26" table:number-columns-spanned="4" office:value-type="string">
            <text:p text:style-name="P6">Gain an understanding of possible approaches to creating the product and the choice of the best approach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6">1 week</text:p>
          </table:table-cell>
          <table:covered-table-cell/>
          <table:table-cell table:style-name="Table1.J26" table:number-columns-spanned="3" office:value-type="string">
            <text:p text:style-name="P6">9/24/18</text:p>
          </table:table-cell>
          <table:covered-table-cell/>
          <table:covered-table-cell/>
          <table:table-cell table:style-name="Table1.M26" office:value-type="string">
            <text:p text:style-name="P7">A</text:p>
          </table:table-cell>
        </table:table-row>
        <table:table-row table:style-name="Table1.3">
          <table:table-cell table:style-name="Table1.A26" office:value-type="string">
            <text:p text:style-name="P6">6</text:p>
          </table:table-cell>
          <table:table-cell table:style-name="Table1.B26" table:number-columns-spanned="2" office:value-type="string">
            <text:p text:style-name="P6">Write up Section A.</text:p>
          </table:table-cell>
          <table:covered-table-cell/>
          <table:table-cell table:style-name="Table1.D26" table:number-columns-spanned="4" office:value-type="string">
            <text:p text:style-name="P6">Write a detailed explanation of the scenario and rationale as to why the product will solve the problem presented and why the approach that will be used was chosen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6">3 days</text:p>
          </table:table-cell>
          <table:covered-table-cell/>
          <table:table-cell table:style-name="Table1.J26" table:number-columns-spanned="3" office:value-type="string">
            <text:p text:style-name="P6">9/28/18</text:p>
          </table:table-cell>
          <table:covered-table-cell/>
          <table:covered-table-cell/>
          <table:table-cell table:style-name="Table1.M26" office:value-type="string">
            <text:p text:style-name="P7">A</text:p>
          </table:table-cell>
        </table:table-row>
        <text:soft-page-break/>
        <table:table-row table:style-name="Table1.3">
          <table:table-cell table:style-name="Table1.A26" office:value-type="string">
            <text:p text:style-name="P6">7</text:p>
          </table:table-cell>
          <table:table-cell table:style-name="Table1.B26" table:number-columns-spanned="2" office:value-type="string">
            <text:p text:style-name="P6">Search for <text:span text:style-name="T2">Advisers</text:span> and contact</text:p>
          </table:table-cell>
          <table:covered-table-cell/>
          <table:table-cell table:style-name="Table1.D26" table:number-columns-spanned="4" office:value-type="string">
            <text:p text:style-name="P8">Find an Adviser for the project and contact them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8">1 week.</text:p>
          </table:table-cell>
          <table:covered-table-cell/>
          <table:table-cell table:style-name="Table1.J26" table:number-columns-spanned="3" office:value-type="string">
            <text:p text:style-name="P8">10/6/18</text:p>
          </table:table-cell>
          <table:covered-table-cell/>
          <table:covered-table-cell/>
          <table:table-cell table:style-name="Table1.M26" office:value-type="string">
            <text:p text:style-name="P9">A</text:p>
          </table:table-cell>
        </table:table-row>
        <table:table-row table:style-name="Table1.3">
          <table:table-cell table:style-name="Table1.A26" office:value-type="string">
            <text:p text:style-name="P8">8</text:p>
          </table:table-cell>
          <table:table-cell table:style-name="Table1.B26" table:number-columns-spanned="2" office:value-type="string">
            <text:p text:style-name="P8">Work on Algorithm for the Project.</text:p>
          </table:table-cell>
          <table:covered-table-cell/>
          <table:table-cell table:style-name="Table1.D26" table:number-columns-spanned="4" office:value-type="string">
            <text:p text:style-name="P8">Create flowcharts documenting the planned algorithm that will be used to insure the product functions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8">3 hours.</text:p>
          </table:table-cell>
          <table:covered-table-cell/>
          <table:table-cell table:style-name="Table1.J26" table:number-columns-spanned="3" office:value-type="string">
            <text:p text:style-name="P8">10/8/18</text:p>
          </table:table-cell>
          <table:covered-table-cell/>
          <table:covered-table-cell/>
          <table:table-cell table:style-name="Table1.M26" office:value-type="string">
            <text:p text:style-name="P9">B</text:p>
          </table:table-cell>
        </table:table-row>
        <table:table-row table:style-name="Table1.3">
          <table:table-cell table:style-name="Table1.A26" office:value-type="string">
            <text:p text:style-name="P8">9</text:p>
          </table:table-cell>
          <table:table-cell table:style-name="Table1.B26" table:number-columns-spanned="2" office:value-type="string">
            <text:p text:style-name="P8">Write up Design Process</text:p>
          </table:table-cell>
          <table:covered-table-cell/>
          <table:table-cell table:style-name="Table1.D26" table:number-columns-spanned="4" office:value-type="string">
            <text:p text:style-name="P11">Write the design plan and research more about the functionality of Chrome Extensions. <text:s/>Also create table for testing criteria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10">1 week</text:p>
          </table:table-cell>
          <table:covered-table-cell/>
          <table:table-cell table:style-name="Table1.J26" table:number-columns-spanned="3" office:value-type="string">
            <text:p text:style-name="P8">10/29/18</text:p>
          </table:table-cell>
          <table:covered-table-cell/>
          <table:covered-table-cell/>
          <table:table-cell table:style-name="Table1.M26" office:value-type="string">
            <text:p text:style-name="P9">B</text:p>
          </table:table-cell>
        </table:table-row>
        <table:table-row table:style-name="Table1.3">
          <table:table-cell table:style-name="Table1.A26" office:value-type="string">
            <text:p text:style-name="P8">10</text:p>
          </table:table-cell>
          <table:table-cell table:style-name="Table1.B26" table:number-columns-spanned="2" office:value-type="string">
            <text:p text:style-name="P11">Contact Adviser for feedback on design.</text:p>
          </table:table-cell>
          <table:covered-table-cell/>
          <table:table-cell table:style-name="Table1.D26" table:number-columns-spanned="4" office:value-type="string">
            <text:p text:style-name="P11">Adviser reviews my design plan and discusses whether or not the project is attainable and if there are any security implications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11">3 days</text:p>
          </table:table-cell>
          <table:covered-table-cell/>
          <table:table-cell table:style-name="Table1.J26" table:number-columns-spanned="3" office:value-type="string">
            <text:p text:style-name="P11">11/4/18</text:p>
          </table:table-cell>
          <table:covered-table-cell/>
          <table:covered-table-cell/>
          <table:table-cell table:style-name="Table1.M26" office:value-type="string">
            <text:p text:style-name="P12">B</text:p>
          </table:table-cell>
        </table:table-row>
        <table:table-row table:style-name="Table1.3">
          <table:table-cell table:style-name="Table1.A26" office:value-type="string">
            <text:p text:style-name="P8">11</text:p>
          </table:table-cell>
          <table:table-cell table:style-name="Table1.B26" table:number-columns-spanned="2" office:value-type="string">
            <text:p text:style-name="P13">Double Check Criteria B</text:p>
          </table:table-cell>
          <table:covered-table-cell/>
          <table:table-cell table:style-name="Table1.D26" table:number-columns-spanned="4" office:value-type="string">
            <text:p text:style-name="P13">Make sure all requirements are met before continuing to Criteria C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13">1 day</text:p>
          </table:table-cell>
          <table:covered-table-cell/>
          <table:table-cell table:style-name="Table1.J26" table:number-columns-spanned="3" office:value-type="string">
            <text:p text:style-name="P13">11/5/18</text:p>
          </table:table-cell>
          <table:covered-table-cell/>
          <table:covered-table-cell/>
          <table:table-cell table:style-name="Table1.M26" office:value-type="string">
            <text:p text:style-name="P14">B</text:p>
          </table:table-cell>
        </table:table-row>
        <table:table-row table:style-name="Table1.3">
          <table:table-cell table:style-name="Table1.A26" office:value-type="string">
            <text:p text:style-name="P8">12</text:p>
          </table:table-cell>
          <table:table-cell table:style-name="Table1.B26" table:number-columns-spanned="2" office:value-type="string">
            <text:p text:style-name="P13">Begin Development on Criteria C</text:p>
          </table:table-cell>
          <table:covered-table-cell/>
          <table:table-cell table:style-name="Table1.D26" table:number-columns-spanned="4" office:value-type="string">
            <text:p text:style-name="P16">Have basic prototyping finished. <text:s/>Manifest.json file is written with parameters set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13">1 day</text:p>
          </table:table-cell>
          <table:covered-table-cell/>
          <table:table-cell table:style-name="Table1.J26" table:number-columns-spanned="3" office:value-type="string">
            <text:p text:style-name="P13">11/7/18</text:p>
          </table:table-cell>
          <table:covered-table-cell/>
          <table:covered-table-cell/>
          <table:table-cell table:style-name="Table1.M26" office:value-type="string">
            <text:p text:style-name="P14">C</text:p>
          </table:table-cell>
        </table:table-row>
        <table:table-row table:style-name="Table1.3">
          <table:table-cell table:style-name="Table1.A25" office:value-type="string">
            <text:p text:style-name="P16">13</text:p>
          </table:table-cell>
          <table:table-cell table:style-name="Table1.B25" table:number-columns-spanned="2" office:value-type="string">
            <text:p text:style-name="P16">Create Saving System using chrome.sync.storage</text:p>
          </table:table-cell>
          <table:covered-table-cell/>
          <table:table-cell table:style-name="Table1.D25" table:number-columns-spanned="4" office:value-type="string">
            <text:p text:style-name="P16">Have a system for saving and retrieving data from the chrome browser.</text:p>
          </table:table-cell>
          <table:covered-table-cell/>
          <table:covered-table-cell/>
          <table:covered-table-cell/>
          <table:table-cell table:style-name="Table1.H25" table:number-columns-spanned="2" office:value-type="string">
            <text:p text:style-name="P16">3 days</text:p>
          </table:table-cell>
          <table:covered-table-cell/>
          <table:table-cell table:style-name="Table1.J25" table:number-columns-spanned="3" office:value-type="string">
            <text:p text:style-name="P16">11/14/18</text:p>
          </table:table-cell>
          <table:covered-table-cell/>
          <table:covered-table-cell/>
          <table:table-cell table:style-name="Table1.M25" office:value-type="string">
            <text:p text:style-name="P17">C</text:p>
          </table:table-cell>
        </table:table-row>
        <text:soft-page-break/>
        <table:table-row table:style-name="Table1.3">
          <table:table-cell table:style-name="Table1.A25" office:value-type="string">
            <text:p text:style-name="P16">14</text:p>
          </table:table-cell>
          <table:table-cell table:style-name="Table1.B25" table:number-columns-spanned="2" office:value-type="string">
            <text:p text:style-name="P16">Create function to scrape data from Amazon Websites.</text:p>
          </table:table-cell>
          <table:covered-table-cell/>
          <table:table-cell table:style-name="Table1.D25" table:number-columns-spanned="4" office:value-type="string">
            <text:p text:style-name="P16">Have a function which returns the price of a given Amazon URL.</text:p>
          </table:table-cell>
          <table:covered-table-cell/>
          <table:covered-table-cell/>
          <table:covered-table-cell/>
          <table:table-cell table:style-name="Table1.H25" table:number-columns-spanned="2" office:value-type="string">
            <text:p text:style-name="P16">1 week</text:p>
          </table:table-cell>
          <table:covered-table-cell/>
          <table:table-cell table:style-name="Table1.J25" table:number-columns-spanned="3" office:value-type="string">
            <text:p text:style-name="P16">11/21/18</text:p>
          </table:table-cell>
          <table:covered-table-cell/>
          <table:covered-table-cell/>
          <table:table-cell table:style-name="Table1.M25" office:value-type="string">
            <text:p text:style-name="P17">C</text:p>
          </table:table-cell>
        </table:table-row>
        <table:table-row table:style-name="Table1.3">
          <table:table-cell table:style-name="Table1.A25" office:value-type="string">
            <text:p text:style-name="P16">15</text:p>
          </table:table-cell>
          <table:table-cell table:style-name="Table1.B25" table:number-columns-spanned="2" office:value-type="string">
            <text:p text:style-name="P16">Create price comparison function.</text:p>
          </table:table-cell>
          <table:covered-table-cell/>
          <table:table-cell table:style-name="Table1.D25" table:number-columns-spanned="4" office:value-type="string">
            <text:p text:style-name="P16">Have a function which detects decreases in saved price values.</text:p>
          </table:table-cell>
          <table:covered-table-cell/>
          <table:covered-table-cell/>
          <table:covered-table-cell/>
          <table:table-cell table:style-name="Table1.H25" table:number-columns-spanned="2" office:value-type="string">
            <text:p text:style-name="P16">5 days.</text:p>
          </table:table-cell>
          <table:covered-table-cell/>
          <table:table-cell table:style-name="Table1.J25" table:number-columns-spanned="3" office:value-type="string">
            <text:p text:style-name="P16">11/26/18</text:p>
          </table:table-cell>
          <table:covered-table-cell/>
          <table:covered-table-cell/>
          <table:table-cell table:style-name="Table1.M25" office:value-type="string">
            <text:p text:style-name="P17">C</text:p>
          </table:table-cell>
        </table:table-row>
        <table:table-row table:style-name="Table1.3">
          <table:table-cell table:style-name="Table1.A25" office:value-type="string">
            <text:p text:style-name="P16">16</text:p>
          </table:table-cell>
          <table:table-cell table:style-name="Table1.B25" table:number-columns-spanned="2" office:value-type="string">
            <text:p text:style-name="P16">Create basic UI with HTML and CSS.</text:p>
          </table:table-cell>
          <table:covered-table-cell/>
          <table:table-cell table:style-name="Table1.D25" table:number-columns-spanned="4" office:value-type="string">
            <text:p text:style-name="P16">Have an interface with buttons which matches the design of Criteria B.</text:p>
          </table:table-cell>
          <table:covered-table-cell/>
          <table:covered-table-cell/>
          <table:covered-table-cell/>
          <table:table-cell table:style-name="Table1.H25" table:number-columns-spanned="2" office:value-type="string">
            <text:p text:style-name="P16">1 day.</text:p>
          </table:table-cell>
          <table:covered-table-cell/>
          <table:table-cell table:style-name="Table1.J25" table:number-columns-spanned="3" office:value-type="string">
            <text:p text:style-name="P16">11/27/18</text:p>
          </table:table-cell>
          <table:covered-table-cell/>
          <table:covered-table-cell/>
          <table:table-cell table:style-name="Table1.M25" office:value-type="string">
            <text:p text:style-name="P17">C</text:p>
          </table:table-cell>
        </table:table-row>
        <table:table-row table:style-name="Table1.3">
          <table:table-cell table:style-name="Table1.A25" office:value-type="string">
            <text:p text:style-name="P16">17</text:p>
          </table:table-cell>
          <table:table-cell table:style-name="Table1.B25" table:number-columns-spanned="2" office:value-type="string">
            <text:p text:style-name="P16">Add long lived connection system</text:p>
          </table:table-cell>
          <table:covered-table-cell/>
          <table:table-cell table:style-name="Table1.D25" table:number-columns-spanned="4" office:value-type="string">
            <text:p text:style-name="P16">Add the logic so that the buttons on the interface trigger the functions in the background script.</text:p>
          </table:table-cell>
          <table:covered-table-cell/>
          <table:covered-table-cell/>
          <table:covered-table-cell/>
          <table:table-cell table:style-name="Table1.H25" table:number-columns-spanned="2" office:value-type="string">
            <text:p text:style-name="P16">3 days.</text:p>
          </table:table-cell>
          <table:covered-table-cell/>
          <table:table-cell table:style-name="Table1.J25" table:number-columns-spanned="3" office:value-type="string">
            <text:p text:style-name="P16">11/30/18</text:p>
          </table:table-cell>
          <table:covered-table-cell/>
          <table:covered-table-cell/>
          <table:table-cell table:style-name="Table1.M25" office:value-type="string">
            <text:p text:style-name="P17">C</text:p>
          </table:table-cell>
        </table:table-row>
        <table:table-row table:style-name="Table1.3">
          <table:table-cell table:style-name="Table1.A25" office:value-type="string">
            <text:p text:style-name="P16">18</text:p>
          </table:table-cell>
          <table:table-cell table:style-name="Table1.B25" table:number-columns-spanned="2" office:value-type="string">
            <text:p text:style-name="P16">Create Products page with script.</text:p>
          </table:table-cell>
          <table:covered-table-cell/>
          <table:table-cell table:style-name="Table1.D25" table:number-columns-spanned="4" office:value-type="string">
            <text:p text:style-name="P16">Have a HTML page where the user can view their currently <text:s/>saved products and remove the listings they don’t like.</text:p>
          </table:table-cell>
          <table:covered-table-cell/>
          <table:covered-table-cell/>
          <table:covered-table-cell/>
          <table:table-cell table:style-name="Table1.H25" table:number-columns-spanned="2" office:value-type="string">
            <text:p text:style-name="P16">2 weeks</text:p>
          </table:table-cell>
          <table:covered-table-cell/>
          <table:table-cell table:style-name="Table1.J25" table:number-columns-spanned="3" office:value-type="string">
            <text:p text:style-name="P16">12/14/18</text:p>
          </table:table-cell>
          <table:covered-table-cell/>
          <table:covered-table-cell/>
          <table:table-cell table:style-name="Table1.M25" office:value-type="string">
            <text:p text:style-name="P17">C</text:p>
          </table:table-cell>
        </table:table-row>
        <table:table-row table:style-name="Table1.3">
          <table:table-cell table:style-name="Table1.A25" office:value-type="string">
            <text:p text:style-name="P16">19</text:p>
          </table:table-cell>
          <table:table-cell table:style-name="Table1.B25" table:number-columns-spanned="2" office:value-type="string">
            <text:p text:style-name="P16">Add notification system.</text:p>
          </table:table-cell>
          <table:covered-table-cell/>
          <table:table-cell table:style-name="Table1.D25" table:number-columns-spanned="4" office:value-type="string">
            <text:p text:style-name="P16">Use alert() to notify the user of errors or new deals.</text:p>
          </table:table-cell>
          <table:covered-table-cell/>
          <table:covered-table-cell/>
          <table:covered-table-cell/>
          <table:table-cell table:style-name="Table1.H25" table:number-columns-spanned="2" office:value-type="string">
            <text:p text:style-name="P16">1 day</text:p>
          </table:table-cell>
          <table:covered-table-cell/>
          <table:table-cell table:style-name="Table1.J25" table:number-columns-spanned="3" office:value-type="string">
            <text:p text:style-name="P16">12/17/18</text:p>
          </table:table-cell>
          <table:covered-table-cell/>
          <table:covered-table-cell/>
          <table:table-cell table:style-name="Table1.M25" office:value-type="string">
            <text:p text:style-name="P17">C</text:p>
          </table:table-cell>
        </table:table-row>
        <table:table-row table:style-name="Table1.3">
          <table:table-cell table:style-name="Table1.A25" office:value-type="string">
            <text:p text:style-name="P16">20</text:p>
          </table:table-cell>
          <table:table-cell table:style-name="Table1.B25" table:number-columns-spanned="2" office:value-type="string">
            <text:p text:style-name="P16">Begin write up for Criteria C</text:p>
          </table:table-cell>
          <table:covered-table-cell/>
          <table:table-cell table:style-name="Table1.D25" table:number-columns-spanned="4" office:value-type="string">
            <text:p text:style-name="P16">Write about the current functionality of the extension with screenshots.</text:p>
          </table:table-cell>
          <table:covered-table-cell/>
          <table:covered-table-cell/>
          <table:covered-table-cell/>
          <table:table-cell table:style-name="Table1.H25" table:number-columns-spanned="2" office:value-type="string">
            <text:p text:style-name="P16">1 week</text:p>
          </table:table-cell>
          <table:covered-table-cell/>
          <table:table-cell table:style-name="Table1.J25" table:number-columns-spanned="3" office:value-type="string">
            <text:p text:style-name="P16">12/24/18</text:p>
          </table:table-cell>
          <table:covered-table-cell/>
          <table:covered-table-cell/>
          <table:table-cell table:style-name="Table1.M25" office:value-type="string">
            <text:p text:style-name="P17">C</text:p>
          </table:table-cell>
        </table:table-row>
        <table:table-row table:style-name="Table1.3">
          <table:table-cell table:style-name="Table1.A25" office:value-type="string">
            <text:p text:style-name="P16">21</text:p>
          </table:table-cell>
          <table:table-cell table:style-name="Table1.B25" table:number-columns-spanned="2" office:value-type="string">
            <text:p text:style-name="P16">Create Logo</text:p>
          </table:table-cell>
          <table:covered-table-cell/>
          <table:table-cell table:style-name="Table1.D25" table:number-columns-spanned="4" office:value-type="string">
            <text:p text:style-name="P16">Make logo for the extension and add it to manifest.json.</text:p>
          </table:table-cell>
          <table:covered-table-cell/>
          <table:covered-table-cell/>
          <table:covered-table-cell/>
          <table:table-cell table:style-name="Table1.H25" table:number-columns-spanned="2" office:value-type="string">
            <text:p text:style-name="P16">1 day</text:p>
          </table:table-cell>
          <table:covered-table-cell/>
          <table:table-cell table:style-name="Table1.J25" table:number-columns-spanned="3" office:value-type="string">
            <text:p text:style-name="P16">12/27/18</text:p>
          </table:table-cell>
          <table:covered-table-cell/>
          <table:covered-table-cell/>
          <table:table-cell table:style-name="Table1.M25" office:value-type="string">
            <text:p text:style-name="P17">C</text:p>
          </table:table-cell>
        </table:table-row>
        <table:table-row table:style-name="Table1.3">
          <table:table-cell table:style-name="Table1.A25" office:value-type="string">
            <text:p text:style-name="P16">22</text:p>
          </table:table-cell>
          <table:table-cell table:style-name="Table1.B25" table:number-columns-spanned="2" office:value-type="string">
            <text:p text:style-name="P16">Update User Interface</text:p>
          </table:table-cell>
          <table:covered-table-cell/>
          <table:table-cell table:style-name="Table1.D25" table:number-columns-spanned="4" office:value-type="string">
            <text:p text:style-name="P16">Enhance the user interface using HTML and CSS. </text:p>
          </table:table-cell>
          <table:covered-table-cell/>
          <table:covered-table-cell/>
          <table:covered-table-cell/>
          <table:table-cell table:style-name="Table1.H25" table:number-columns-spanned="2" office:value-type="string">
            <text:p text:style-name="P16">2 days.</text:p>
          </table:table-cell>
          <table:covered-table-cell/>
          <table:table-cell table:style-name="Table1.J25" table:number-columns-spanned="3" office:value-type="string">
            <text:p text:style-name="P16">12/29/18</text:p>
          </table:table-cell>
          <table:covered-table-cell/>
          <table:covered-table-cell/>
          <table:table-cell table:style-name="Table1.M25" office:value-type="string">
            <text:p text:style-name="P17">C</text:p>
          </table:table-cell>
        </table:table-row>
        <table:table-row table:style-name="Table1.3">
          <table:table-cell table:style-name="Table1.A25" office:value-type="string">
            <text:p text:style-name="P18">23</text:p>
          </table:table-cell>
          <table:table-cell table:style-name="Table1.B25" table:number-columns-spanned="2" office:value-type="string">
            <text:p text:style-name="P18">Finish write up <text:soft-page-break/>for Criteria C</text:p>
          </table:table-cell>
          <table:covered-table-cell/>
          <table:table-cell table:style-name="Table1.D25" table:number-columns-spanned="4" office:value-type="string">
            <text:p text:style-name="P18">Finish writing about <text:soft-page-break/>techniques used for Criteria C</text:p>
          </table:table-cell>
          <table:covered-table-cell/>
          <table:covered-table-cell/>
          <table:covered-table-cell/>
          <table:table-cell table:style-name="Table1.H25" table:number-columns-spanned="2" office:value-type="string">
            <text:p text:style-name="P18">1 day</text:p>
          </table:table-cell>
          <table:covered-table-cell/>
          <table:table-cell table:style-name="Table1.J25" table:number-columns-spanned="3" office:value-type="string">
            <text:p text:style-name="P18">12/31/18</text:p>
          </table:table-cell>
          <table:covered-table-cell/>
          <table:covered-table-cell/>
          <table:table-cell table:style-name="Table1.M25" office:value-type="string">
            <text:p text:style-name="P19">C</text:p>
          </table:table-cell>
        </table:table-row>
        <table:table-row table:style-name="Table1.3">
          <table:table-cell table:style-name="Table1.A26" office:value-type="string">
            <text:p text:style-name="P21">24</text:p>
          </table:table-cell>
          <table:table-cell table:style-name="Table1.B26" table:number-columns-spanned="2" office:value-type="string">
            <text:p text:style-name="P21">Interview Client for Evaluation</text:p>
          </table:table-cell>
          <table:covered-table-cell/>
          <table:table-cell table:style-name="Table1.D26" table:number-columns-spanned="4" office:value-type="string">
            <text:p text:style-name="P21">Show client finished product and record interview with them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21">1 day</text:p>
          </table:table-cell>
          <table:covered-table-cell/>
          <table:table-cell table:style-name="Table1.J26" table:number-columns-spanned="3" office:value-type="string">
            <text:p text:style-name="P15">1/11/1<text:span text:style-name="T3">9</text:span></text:p>
          </table:table-cell>
          <table:covered-table-cell/>
          <table:covered-table-cell/>
          <table:table-cell table:style-name="Table1.M26" office:value-type="string">
            <text:p text:style-name="P22">E</text:p>
          </table:table-cell>
        </table:table-row>
        <table:table-row table:style-name="Table1.3">
          <table:table-cell table:style-name="Table1.A30" office:value-type="string">
            <text:p text:style-name="P21">25</text:p>
          </table:table-cell>
          <table:table-cell table:style-name="Table1.B30" table:number-columns-spanned="2" office:value-type="string">
            <text:p text:style-name="P21">Begin the filming of video for Criteria D.</text:p>
          </table:table-cell>
          <table:covered-table-cell/>
          <table:table-cell table:style-name="Table1.D30" table:number-columns-spanned="4" office:value-type="string">
            <text:p text:style-name="P21">Start filming the chrome extension for eventual compilation into a video.</text:p>
          </table:table-cell>
          <table:covered-table-cell/>
          <table:covered-table-cell/>
          <table:covered-table-cell/>
          <table:table-cell table:style-name="Table1.H30" table:number-columns-spanned="2" office:value-type="string">
            <text:p text:style-name="P21">3 days.</text:p>
          </table:table-cell>
          <table:covered-table-cell/>
          <table:table-cell table:style-name="Table1.J30" table:number-columns-spanned="3" office:value-type="string">
            <text:p text:style-name="P15">1/24/1<text:span text:style-name="T3">9</text:span></text:p>
          </table:table-cell>
          <table:covered-table-cell/>
          <table:covered-table-cell/>
          <table:table-cell table:style-name="Table1.M30" office:value-type="string">
            <text:p text:style-name="P22">D</text:p>
          </table:table-cell>
        </table:table-row>
        <table:table-row table:style-name="Table1.3">
          <table:table-cell table:style-name="Table1.A30" office:value-type="string">
            <text:p text:style-name="P21">26</text:p>
          </table:table-cell>
          <table:table-cell table:style-name="Table1.B30" table:number-columns-spanned="2" office:value-type="string">
            <text:p text:style-name="P21">Write script for Criteria D video.</text:p>
          </table:table-cell>
          <table:covered-table-cell/>
          <table:table-cell table:style-name="Table1.D30" table:number-columns-spanned="4" office:value-type="string">
            <text:p text:style-name="P21">Write video script for criteria D in order to have a more organized video.</text:p>
          </table:table-cell>
          <table:covered-table-cell/>
          <table:covered-table-cell/>
          <table:covered-table-cell/>
          <table:table-cell table:style-name="Table1.H30" table:number-columns-spanned="2" office:value-type="string">
            <text:p text:style-name="P21">1 day</text:p>
          </table:table-cell>
          <table:covered-table-cell/>
          <table:table-cell table:style-name="Table1.J30" table:number-columns-spanned="3" office:value-type="string">
            <text:p text:style-name="P21">1/25/19</text:p>
          </table:table-cell>
          <table:covered-table-cell/>
          <table:covered-table-cell/>
          <table:table-cell table:style-name="Table1.M30" office:value-type="string">
            <text:p text:style-name="P22">D</text:p>
          </table:table-cell>
        </table:table-row>
        <table:table-row table:style-name="Table1.3">
          <table:table-cell table:style-name="Table1.A30" office:value-type="string">
            <text:p text:style-name="P21">27</text:p>
          </table:table-cell>
          <table:table-cell table:style-name="Table1.B30" table:number-columns-spanned="2" office:value-type="string">
            <text:p text:style-name="P21">Edit Video</text:p>
          </table:table-cell>
          <table:covered-table-cell/>
          <table:table-cell table:style-name="Table1.D30" table:number-columns-spanned="4" office:value-type="string">
            <text:p text:style-name="P21">Compile video with captioning, audio and visual elements using previously created resources.</text:p>
          </table:table-cell>
          <table:covered-table-cell/>
          <table:covered-table-cell/>
          <table:covered-table-cell/>
          <table:table-cell table:style-name="Table1.H30" table:number-columns-spanned="2" office:value-type="string">
            <text:p text:style-name="P21">1 week</text:p>
          </table:table-cell>
          <table:covered-table-cell/>
          <table:table-cell table:style-name="Table1.J30" table:number-columns-spanned="3" office:value-type="string">
            <text:p text:style-name="P21">2/8/19</text:p>
          </table:table-cell>
          <table:covered-table-cell/>
          <table:covered-table-cell/>
          <table:table-cell table:style-name="Table1.M30" office:value-type="string">
            <text:p text:style-name="P22">D</text:p>
          </table:table-cell>
        </table:table-row>
        <table:table-row table:style-name="Table1.3">
          <table:table-cell table:style-name="Table1.A30" office:value-type="string">
            <text:p text:style-name="P21">28</text:p>
          </table:table-cell>
          <table:table-cell table:style-name="Table1.B30" table:number-columns-spanned="2" office:value-type="string">
            <text:p text:style-name="P21">Write up Criteria E</text:p>
          </table:table-cell>
          <table:covered-table-cell/>
          <table:table-cell table:style-name="Table1.D30" table:number-columns-spanned="4" office:value-type="string">
            <text:p text:style-name="P21">Write the Evaluation for Criteria E drawing upon my interview with the Client and the meeting of my success criteria.</text:p>
          </table:table-cell>
          <table:covered-table-cell/>
          <table:covered-table-cell/>
          <table:covered-table-cell/>
          <table:table-cell table:style-name="Table1.H30" table:number-columns-spanned="2" office:value-type="string">
            <text:p text:style-name="P21">2 days.</text:p>
          </table:table-cell>
          <table:covered-table-cell/>
          <table:table-cell table:style-name="Table1.J30" table:number-columns-spanned="3" office:value-type="string">
            <text:p text:style-name="P21">2/10/19</text:p>
          </table:table-cell>
          <table:covered-table-cell/>
          <table:covered-table-cell/>
          <table:table-cell table:style-name="Table1.M30" office:value-type="string">
            <text:p text:style-name="P22">E</text:p>
          </table:table-cell>
        </table:table-row>
        <table:table-row table:style-name="Table1.31"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> </text:p>
          </table:table-cell>
          <table:covered-table-cell/>
          <table:covered-table-cell/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> </text:p>
          </table:table-cell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</table:table>
      <text:p text:style-name="Normal"/>
      <text:p text:style-name="Normal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39in" fo:margin-bottom="0in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in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hyphenation-ladder-count="no-limit"/>
      <style:text-properties fo:hyphenate="false"/>
    </style:style>
    <style:style style:name="TOC_20_2" style:display-name="TOC 2" style:family="paragraph" style:parent-style-name="Normal" style:next-style-name="Normal" style:auto-update="true">
      <style:paragraph-properties fo:margin-left="0.1528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OC_20_3" style:display-name="TOC 3" style:family="paragraph" style:parent-style-name="Normal" style:next-style-name="Normal" style:auto-update="true">
      <style:paragraph-properties fo:margin-left="0.305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Title" style:family="paragraph" style:parent-style-name="Normal" style:next-style-name="Normal" style:class="chapter">
      <style:paragraph-properties fo:margin-top="0in" fo:margin-bottom="0.2083in" loext:contextual-spacing="false" fo:line-height="100%" fo:hyphenation-ladder-count="no-limit" fo:padding-left="0in" fo:padding-right="0in" fo:padding-top="0in" fo:padding-bottom="0.0555in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family="Cambria" style:font-family-generic="roman" style:font-pitch="variable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No_20_Spacing" style:display-name="No Spacing" style:family="paragraph">
      <style:paragraph-properties fo:margin-top="0in" fo:margin-bottom="0in" loext:contextual-spacing="false" fo:line-height="100%"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Intense_20_Quote" style:display-name="Intense Quote" style:family="paragraph" style:parent-style-name="Normal" style:next-style-name="Normal">
      <style:paragraph-properties fo:margin-left="0.65in" fo:margin-right="0.65in" fo:margin-top="0.139in" fo:margin-bottom="0.1945in" loext:contextual-spacing="false" fo:hyphenation-ladder-count="no-limit" fo:text-indent="0in" style:auto-text-indent="false" fo:padding-left="0in" fo:padding-right="0in" fo:padding-top="0in" fo:padding-bottom="0.0555in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Balloon_20_Text" style:display-name="Balloon Text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 style:parent-style-name="Default_20_Paragraph_20_Fon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pelle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grame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omment_20_Text_20_Char" style:display-name="Comment Text Char" style:family="text" style:parent-style-name="Default_20_Paragraph_20_Font">
      <style:text-properties fo:language="en" fo:country="US" style:language-asian="en" style:country-asian="US" style:font-name-complex="Times New Roman" style:font-family-complex="'Times New Roman'" style:font-family-generic-complex="roman" style:font-pitch-complex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Comment_20_Subject_20_Char" style:display-name="Comment Subject Char" style:family="text" style:parent-style-name="Comment_20_Text_20_Char"/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3" style:display-name="WW_CharLFO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4" style:display-name="WW_CharLFO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5" style:display-name="WW_CharLFO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3" style:display-name="WW_CharLFO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4" style:display-name="WW_CharLFO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5" style:display-name="WW_CharLFO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3" style:display-name="WW_CharLFO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4" style:display-name="WW_CharLFO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5" style:display-name="WW_CharLFO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3" style:display-name="WW_CharLFO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4" style:display-name="WW_CharLFO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5" style:display-name="WW_CharLFO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2" style:display-name="WW_CharLFO10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3" style:display-name="WW_CharLFO10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4" style:display-name="WW_CharLFO10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5" style:display-name="WW_CharLFO10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6" style:display-name="WW_CharLFO10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7" style:display-name="WW_CharLFO10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8" style:display-name="WW_CharLFO10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9" style:display-name="WW_CharLFO10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2" style:display-name="WW_CharLFO1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3" style:display-name="WW_CharLFO1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4" style:display-name="WW_CharLFO1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5" style:display-name="WW_CharLFO1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6" style:display-name="WW_CharLFO1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7" style:display-name="WW_CharLFO1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8" style:display-name="WW_CharLFO1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9" style:display-name="WW_CharLFO1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1" style:display-name="WW_CharLFO1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2" style:display-name="WW_CharLFO1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3" style:display-name="WW_CharLFO1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4" style:display-name="WW_CharLFO1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5" style:display-name="WW_CharLFO1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6" style:display-name="WW_CharLFO1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7" style:display-name="WW_CharLFO1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8" style:display-name="WW_CharLFO1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9" style:display-name="WW_CharLFO1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1" style:display-name="WW_CharLFO1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2" style:display-name="WW_CharLFO1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3" style:display-name="WW_CharLFO1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4" style:display-name="WW_CharLFO1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5" style:display-name="WW_CharLFO1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6" style:display-name="WW_CharLFO1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7" style:display-name="WW_CharLFO1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8" style:display-name="WW_CharLFO1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9" style:display-name="WW_CharLFO1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1" style:display-name="WW_CharLFO1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2" style:display-name="WW_CharLFO1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3" style:display-name="WW_CharLFO1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4" style:display-name="WW_CharLFO1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5" style:display-name="WW_CharLFO1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6" style:display-name="WW_CharLFO1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7" style:display-name="WW_CharLFO1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8" style:display-name="WW_CharLFO1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9" style:display-name="WW_CharLFO1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1" style:display-name="WW_CharLFO1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2" style:display-name="WW_CharLFO1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3" style:display-name="WW_CharLFO1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4" style:display-name="WW_CharLFO1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5" style:display-name="WW_CharLFO1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6" style:display-name="WW_CharLFO1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7" style:display-name="WW_CharLFO1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8" style:display-name="WW_CharLFO1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9" style:display-name="WW_CharLFO1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1" style:display-name="WW_CharLFO1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3" style:display-name="WW_CharLFO1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4" style:display-name="WW_CharLFO1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5" style:display-name="WW_CharLFO1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6" style:display-name="WW_CharLFO1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7" style:display-name="WW_CharLFO1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8" style:display-name="WW_CharLFO1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9" style:display-name="WW_CharLFO1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1" style:display-name="WW_CharLFO1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2" style:display-name="WW_CharLFO1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3" style:display-name="WW_CharLFO1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4" style:display-name="WW_CharLFO1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5" style:display-name="WW_CharLFO1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6" style:display-name="WW_CharLFO1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7" style:display-name="WW_CharLFO1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8" style:display-name="WW_CharLFO1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9" style:display-name="WW_CharLFO1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1" style:display-name="WW_CharLFO1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2" style:display-name="WW_CharLFO1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3" style:display-name="WW_CharLFO1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4" style:display-name="WW_CharLFO1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5" style:display-name="WW_CharLFO1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6" style:display-name="WW_CharLFO1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7" style:display-name="WW_CharLFO1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8" style:display-name="WW_CharLFO1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9" style:display-name="WW_CharLFO1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1" style:display-name="WW_CharLFO1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2" style:display-name="WW_CharLFO1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3" style:display-name="WW_CharLFO1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4" style:display-name="WW_CharLFO1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5" style:display-name="WW_CharLFO1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6" style:display-name="WW_CharLFO1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7" style:display-name="WW_CharLFO1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8" style:display-name="WW_CharLFO1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9" style:display-name="WW_CharLFO1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1" style:display-name="WW_CharLFO20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2" style:display-name="WW_CharLFO20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3" style:display-name="WW_CharLFO20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4" style:display-name="WW_CharLFO20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5" style:display-name="WW_CharLFO20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6" style:display-name="WW_CharLFO20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7" style:display-name="WW_CharLFO20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8" style:display-name="WW_CharLFO20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9" style:display-name="WW_CharLFO20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Comic Sans MS" fo:font-family="'Comic Sans MS'" style:font-family-generic="script" style:font-pitch="variable" fo:font-size="9pt" fo:font-style="italic" fo:font-weight="normal" style:font-size-asian="9pt" style:font-style-asian="italic" style:font-weight-asian="normal" style:font-name-complex="Times New Roman" style:font-family-complex="'Times New Roman'" style:font-family-generic-complex="roman" style:font-pitch-complex="variable"/>
    </style:style>
    <style:style style:name="WW_5f_CharLFO23LVL2" style:display-name="WW_CharLFO2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3" style:display-name="WW_CharLFO2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4" style:display-name="WW_CharLFO2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5" style:display-name="WW_CharLFO2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6" style:display-name="WW_CharLFO2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7" style:display-name="WW_CharLFO2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8" style:display-name="WW_CharLFO2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9" style:display-name="WW_CharLFO23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_64 LibreOffice_project/31dd62db80d4e60af04904455ec9c9219178d620</meta:generator>
    <dc:title/>
    <dc:description/>
    <dc:subject/>
    <meta:initial-creator>RichardT</meta:initial-creator>
    <meta:creation-date>2012-01-06T11:37:00Z</meta:creation-date>
    <dc:date>2019-02-07T09:29:07.542000000</dc:date>
    <meta:editing-cycles>14</meta:editing-cycles>
    <meta:editing-duration>PT21M39S</meta:editing-duration>
    <meta:print-date>2018-10-21T12:07:16.991000000</meta:print-date>
    <meta:document-statistic meta:table-count="1" meta:image-count="0" meta:object-count="0" meta:page-count="4" meta:paragraph-count="178" meta:word-count="664" meta:character-count="3641" meta:non-whitespace-character-count="3144"/>
    <meta:template xlink:type="simple" xlink:actuate="onRequest" xlink:title="" xlink:href="Normal.dotm"/>
  </office:meta>
</office:document-meta>
</file>